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9" style:family="paragraph" style:parent-style-name="Standard">
      <style:paragraph-properties fo:margin-left="0cm" fo:margin-right="0cm" fo:text-indent="1.249cm" style:auto-text-indent="false"/>
    </style:style>
    <style:style style:name="P10" style:family="paragraph" style:parent-style-name="Standard">
      <style:paragraph-properties fo:margin-left="0cm" fo:margin-right="0cm" fo:text-align="justify" style:justify-single-word="false" fo:text-indent="1.249cm" style:auto-text-indent="false"/>
    </style:style>
    <style:style style:name="T1" style:family="text">
      <style:text-properties style:font-name="Times New Roman" fo:font-size="12pt" fo:font-weight="bold" style:font-size-asian="12pt" style:font-weight-asian="bold" style:font-name-complex="Times New Roman1" style:font-size-complex="12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style:text-underline-style="none" fo:font-weight="normal" style:font-size-asian="10.5pt" style:font-weight-asian="normal" style:font-name-complex="Times New Roman1" style:font-size-complex="12pt" style:font-weight-complex="normal"/>
    </style:style>
    <style:style style:name="T4" style:family="text">
      <style:text-properties style:font-name="Times New Roman" fo:font-size="12pt" fo:font-weight="normal" style:font-size-asian="12pt" style:font-weight-asian="normal" style:font-name-complex="Times New Roman1"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hier des charges</text:p>
      <text:p text:style-name="P1"/>
      <text:p text:style-name="P1">Implémentation d'un lecteur de badges dans le cadre d'un système de gestion de restaurant d'entreprise</text:p>
      <text:p text:style-name="P1"/>
      <text:p text:style-name="P1"/>
      <text:p text:style-name="P1"/>
      <text:p text:style-name="P2">I- Présentation générale du projet</text:p>
      <text:p text:style-name="P6"/>
      <text:p text:style-name="P6"/>
      <text:p text:style-name="P5"><text:tab/>Nous avons comme projet le n°8 ayant pour sujet l'implémentation d'un lecteur de badges dans le cadre d'un système de gestion d'un restaurant d'entreprise permettant de gérer l'accès au self du personnel d'une entreprise. Nous avons pour maître d'oeuvre Mr. Bernard Jampy et pour maître d'ouvrage des entreprises susceptibles d'être intéressé par la gestion de leur self. Notre groupe est composé de Bastien Gandboeuf, Yohann Bethoule, Léandre Perrot, Jérémy Tessanne et Anthony Brousse qui est notre chef de projet.</text:p>
      <text:p text:style-name="P4"/>
      <text:p text:style-name="P5"><text:tab/>C'est un projet neuf que nous aurons à construire entièrement de nous-même. L'objectif du projet est la création d'une application servant à la gestion des paiements lors du passage en caisse d'un employé. Pour cela, notre application devra se décomposer en deux parties, la partie d'interface de paiement sur écran tactile permettant au caissier de sélectionner les plats choisis par l'usager et de le faire payer avec sa carte, et la partie permettant au gérant du restaurant de paramétrer l'application : composition des menus, modification de la base de données contenant les utilisateurs et leurs droits sur l'application, les usagers, les plats… ainsi que la consultation de statistiques des ventes.</text:p>
      <text:p text:style-name="P5">Cette application permettra aux entreprises souhaitant ouvrir un restaurant de type self-service pour leurs employés de mettre en place rapidement une interface permettant la totalité de la gestion des paiements. Elle sera attractive et facile à prendre en main pour un non-informaticien. Ainsi, l'entreprise souhaitant mettre en place ce genre d'infrastructure pourra le faire avec un minimum de ressources humaines techniques concernant la partie paiement. Un caissier non-qualifié et un manager de restaurant, sans aucune connaissances ni formations préalables en informatique, pourront utiliser pleinement l'application et toutes ses fonctionnalités. Cela pourra éviter des dépenses en formation et en ressources à l'entreprise. </text:p>
      <text:p text:style-name="P5"/>
      <text:p text:style-name="P5"/>
      <text:p text:style-name="P5"><text:tab/>Le délai de réalisation complète du projet est de 14 semaines de cours, soit environ 42 heures avec notre tuteur. Nous aurons deux dates de livraisons de production : la première le 23 ou 24 janvier, à la fin de la deuxième période de cours, et l'autre le 3 ou 4 avril. A l'issue de la deuxième période, nous serons à même de proposer une analyse complète de notre projet et nous aurons débuté la phase de développement. Notre analyse comprendra la justification choix techniques effectués, les différents diagrammes UML nécessaires, les sketchs et storyboards, anisi que les documents relatifs à la gestion du projet comme des diagrammes de Gantt et un cahier des charges. Début avril, notre projet devra être fonctionnel et opérationnel ainsi que proposer une vue attractive et implémenter toutes les fonctionnalités établies au préalable par notre cahier des charges. Nous rendrons aussi un rapport de projet l'accompagnant. Nous estimons notre budget entre 100 et 200€ pour l'achat d'un lecteur de carte auquel nous rajouterons nos salaires respectifs. En estimant nos heures de travail à 8 par semaine de cours chacun, et en considérant le départ d'un élément du groupe après 7 semaines de travail, nous arrivons à un total de 5 040€ pour nos salaires.</text:p>
      <text:p text:style-name="P5"/>
      <text:p text:style-name="P5"/>
      <text:p text:style-name="P5"/>
      <text:p text:style-name="P3"><text:soft-page-break/>II- Cahier des charges fonctionnel</text:p>
      <text:p text:style-name="P3"/>
      <text:p text:style-name="P3"/>
      <text:p text:style-name="P10"><text:span text:style-name="T1">Fonctionnalités attendues </text:span><text:span text:style-name="T2">: Divers</text:span><text:span text:style-name="T3">es fonctionnalités seront requises par les différents acteurs : usager, <text:s/>caissier, gérant du restaurant et cuisinier. </text:span></text:p>
      <text:p text:style-name="P10"><text:span text:style-name="T3">-L'usager aura à sa disposition deux moyens de paiement à savoir une retenue sur salaire ou un système de pré-paiement qui seront choisis et enregistrés préalablement et pourront être modifiés à tout moment. </text:span></text:p>
      <text:p text:style-name="P10"><text:span text:style-name="T3">-Les utilisateurs se connecteront à l'application (tactile ou sur ordinateur) afin de pouvoir la manipuler</text:span></text:p>
      <text:p text:style-name="P10"><text:span text:style-name="T3">-Le caissier utilisera l'interface de paiement sur écran tactile, qui comprendra les différents plats au menu du jour, ainsi que leurs prix. Il sélectionnera sur l'écran les plats choisis par l'employé, validera la paiement et imprimera un reçu de paiement à l'adresse de l'employé.</text:span></text:p>
      <text:p text:style-name="P10"><text:span text:style-name="T3">-Le cuisinier pourra consulter les menus à venir, ainsi que composer lui-même les menus en cas d'absence de son supérieur. </text:span></text:p>
      <text:p text:style-name="P10"><text:span text:style-name="T3">-Le gérant pourra planifier les menus, soit en créant un nouveau nouveau, soit en réutilisant un menu déjà enregistré. Il pourra aussi gérer son personnel en attribuant des droits à un nouvel utilisateur ou en les modifiant. C'est aussi lui qui consultera les différentes statistiques proposées par l'application : plats les plus consommés, plats qui rapportent le plus, fréquentation et consommations <text:s/>par période, moyenne des soldes dépensés mensuellement par employé, produit le plus utilisé dans les plats, et menu le plus utilisé.</text:span></text:p>
      <text:p text:style-name="P9"><text:span text:style-name="T2"/></text:p>
      <text:p text:style-name="P9"><text:span text:style-name="T1">Contraintes pesant sur la réalisation du projet </text:span><text:span text:style-name="T2">: L'achat des cartes et lecteur de cartes n'est pas possible avant le mois de janvier, cela retarde donc le début de la programmation de ce support.</text:span></text:p>
      <text:p text:style-name="P9"><text:span text:style-name="T2"/></text:p>
      <text:p text:style-name="P9"><text:span text:style-name="T1">Contraintes pesant sur l’utilisation du produit (contraintes techniques…) </text:span><text:span text:style-name="T2">: </text:span><text:span text:style-name="T4">Compatibilité de l'application avec le lecteur de cartes et l'écran tactile. </text:span></text:p>
      <text:p text:style-name="P9"><text:span text:style-name="T1"/></text:p>
      <text:p text:style-name="P9"><text:span text:style-name="T1">Critères d’appréciation de la qualité du produit : </text:span><text:span text:style-name="T4">Attractivité, utilité des statistiques, facilité de prise en main</text:span></text:p>
      <text:p text:style-name="P3"/>
      <text:p text:style-name="P3"/>
      <text:p text:style-name="P3"/>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22T08:33:48.406455947</meta:creation-date>
    <dc:date>2016-12-05T10:53:52.93</dc:date>
    <meta:editing-duration>PT3H34M29S</meta:editing-duration>
    <meta:editing-cycles>30</meta:editing-cycles>
    <meta:generator>OpenOffice/4.1.2$Win32 OpenOffice.org_project/412m3$Build-9782</meta:generator>
    <meta:document-statistic meta:table-count="0" meta:image-count="0" meta:object-count="0" meta:page-count="2" meta:paragraph-count="17" meta:word-count="811" meta:character-count="5273"/>
  </office:meta>
</office:document-meta>
</file>